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t_0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ulerstr.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aulerba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Endg.ab B2137 18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Off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ller Str.3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Off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pingstr./ Zum Struwwelpet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s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icken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s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afenstraße/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us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nbachstr./ Kloster 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us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adionstraß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Zinnen/Leopoldrind/Am Karls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aße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.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aße/Hir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ankste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 Dobli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öblin 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 Dobli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öblin 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-Thoma-Str./Mathias Grünewald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ierbergstr.141/Am Josefber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thofen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2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onenstraße/Bas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the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7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rkenloisestraße 5/Ou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rkenloisestraße 5/Qu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fang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Un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bsburgerstr./Schänz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Endg.ab 27.03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erstr./Immen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täuserstr. 1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sstr./Hebel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Un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ölflin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ürzelstr.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         Arbeitsam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29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hrenbachalle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rastr.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9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25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edmatten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ENNY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eberainle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Fried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schnitzweg 2/Sonnenhal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0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nde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ahntunnel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an-Stolz-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0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lkenbergerstr.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lkenbergerstr.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/Gren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ntracht Freibur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isheim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sstad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isheim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sstad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ackerstr. 64/Leis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ackerstr. 64/Leis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rlorener Weg /Ecke am A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ttackerweg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äu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rarlberger 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hbank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ttenweg/Brunnstu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ter-Benjamin-Str./Ingeborg-Drewitz-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ter-Benjamin-Str./Ingeborg-Drewitz-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harlottenburgerstr. 1-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ssmau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ssmau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e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3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nburger Str.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4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fsteinerstr.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5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ulius Brecht Str.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0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onnenmattenweg/Markgrafstr.2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7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8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ppler Str.2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Endg.ab 30.03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jakobstraße 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6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tzenhofstr./Großta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4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5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6">
            <text:p>                                           </text:p>
          </table:table-cell>
          <table:table-cell table:style-name="ce9" office:value-type="string" table:number-columns-spanned="3" table:number-rows-spanned="1">
            <text:p>Denz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renweg 1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Wohn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Endg.ab 03.04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7">
            <text:p>                                           </text:p>
          </table:table-cell>
          <table:table-cell table:style-name="ce9" office:value-type="string" table:number-columns-spanned="3" table:number-rows-spanned="1">
            <text:p>Stauf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nstertäler Str.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Kapuziner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30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8">
            <text:p>                                           </text:p>
          </table:table-cell>
          <table:table-cell table:style-name="ce9" office:value-type="string" table:number-columns-spanned="3" table:number-rows-spanned="1">
            <text:p>Ih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rkofenstraße 6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9">
            <text:p>                                           </text:p>
          </table:table-cell>
          <table:table-cell table:style-name="ce9" office:value-type="string" table:number-columns-spanned="3" table:number-rows-spanned="1">
            <text:p>Merz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hrgraben/Am Reich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0">
            <text:p>                                           </text:p>
          </table:table-cell>
          <table:table-cell table:style-name="ce9" office:value-type="string" table:number-columns-spanned="3" table:number-rows-spanned="1">
            <text:p>Har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1">
            <text:p>                                           </text:p>
          </table:table-cell>
          <table:table-cell table:style-name="ce9" office:value-type="string" table:number-columns-spanned="3" table:number-rows-spanned="1">
            <text:p>Vörste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Gottesacker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Endg.ab ?2251 22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2">
            <text:p>                                           </text:p>
          </table:table-cell>
          <table:table-cell table:style-name="ce9" office:value-type="string" table:number-columns-spanned="3" table:number-rows-spanned="1">
            <text:p>Sulz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chgass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Fried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3">
            <text:p>                                           </text:p>
          </table:table-cell>
          <table:table-cell table:style-name="ce9" office:value-type="string" table:number-columns-spanned="3" table:number-rows-spanned="1">
            <text:p>Sulz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Brühl/Markgrafenstraß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4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5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dorfstraße/Im Roßschwei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6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7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8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Bautz-Str.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rafostat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30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9">
            <text:p>                                           </text:p>
          </table:table-cell>
          <table:table-cell table:style-name="ce9" office:value-type="string" table:number-columns-spanned="3" table:number-rows-spanned="1">
            <text:p>Herbolz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agoner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0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zergass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1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2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3">
            <text:p>                                           </text:p>
          </table:table-cell>
          <table:table-cell table:style-name="ce9" office:value-type="string" table:number-columns-spanned="3" table:number-rows-spanned="1">
            <text:p>Ba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släger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4">
            <text:p>                                           </text:p>
          </table:table-cell>
          <table:table-cell table:style-name="ce9" office:value-type="string" table:number-columns-spanned="3" table:number-rows-spanned="1">
            <text:p>Rieg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Gemeindegarten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5">
            <text:p>                                           </text:p>
          </table:table-cell>
          <table:table-cell table:style-name="ce9" office:value-type="string" table:number-columns-spanned="3" table:number-rows-spanned="1">
            <text:p>Niederhausen-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meindeha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6">
            <text:p>                                           </text:p>
          </table:table-cell>
          <table:table-cell table:style-name="ce9" office:value-type="string" table:number-columns-spanned="3" table:number-rows-spanned="1">
            <text:p>Weiswei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Lä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7">
            <text:p>                                           </text:p>
          </table:table-cell>
          <table:table-cell table:style-name="ce9" office:value-type="string" table:number-columns-spanned="3" table:number-rows-spanned="1">
            <text:p>Wyhl am Kaiserstu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erstraße 2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Keine Genehmigung (Bürgermeister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8">
            <text:p>                                           </text:p>
          </table:table-cell>
          <table:table-cell table:style-name="ce9" office:value-type="string" table:number-columns-spanned="3" table:number-rows-spanned="1">
            <text:p>Mül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iegle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port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9">
            <text:p>                                           </text:p>
          </table:table-cell>
          <table:table-cell table:style-name="ce9" office:value-type="string" table:number-columns-spanned="3" table:number-rows-spanned="1">
            <text:p>Kan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hanniter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0">
            <text:p>                                           </text:p>
          </table:table-cell>
          <table:table-cell table:style-name="ce9" office:value-type="string" table:number-columns-spanned="3" table:number-rows-spanned="1">
            <text:p>Bad Bel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Mittelgru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UMLEITUNG!!</text:p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1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2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3">
            <text:p>                                           </text:p>
          </table:table-cell>
          <table:table-cell table:style-name="ce9" office:value-type="string" table:number-columns-spanned="3" table:number-rows-spanned="1">
            <text:p>Efringen-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nhödener Str.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4">
            <text:p>                                           </text:p>
          </table:table-cell>
          <table:table-cell table:style-name="ce9" office:value-type="string" table:number-columns-spanned="3" table:number-rows-spanned="1">
            <text:p>Kleines Wiesen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ichmatt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